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mo" svg:font-family="Arimo"/>
    <style:font-face style:name="Arimo1" svg:font-family="Arimo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5c5ae1" draw:stroke-linejoin="bevel" svg:stroke-linecap="square" draw:fill="solid" draw:fill-color="#5c5ae1" fo:padding-top="0.014cm" fo:padding-bottom="0.014cm" fo:padding-left="0.014cm" fo:padding-right="0.014cm"/>
    </style:style>
    <style:style style:name="gr2" style:family="graphic" style:parent-style-name="standard">
      <style:graphic-properties draw:stroke="dash" draw:stroke-dash="stroke-dash25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3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4" style:family="graphic" style:parent-style-name="standard">
      <style:graphic-properties draw:stroke="none" svg:stroke-color="#000000" draw:fill="none" draw:fill-color="#ffffff" fo:min-height="0.8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="solid" draw:fill-color="#999999" draw:textarea-horizontal-align="left" draw:textarea-vertical-align="top" draw:auto-grow-height="true" draw:auto-grow-width="true" fo:min-height="0.442cm" fo:min-width="1.7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57f55f" draw:stroke-linejoin="bevel" svg:stroke-linecap="square" draw:fill="solid" draw:fill-color="#57f55f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f08058" draw:stroke-linejoin="bevel" svg:stroke-linecap="square" draw:fill="solid" draw:fill-color="#f08058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f10d0c" draw:stroke-linejoin="bevel" svg:stroke-linecap="square" draw:fill="solid" draw:fill-color="#f10d0c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ffd428" draw:stroke-linejoin="bevel" svg:stroke-linecap="square" draw:fill="solid" draw:fill-color="#ffd428" fo:padding-top="0.014cm" fo:padding-bottom="0.014cm" fo:padding-left="0.014cm" fo:padding-right="0.014cm"/>
    </style:style>
    <style:style style:name="gr11" style:family="graphic" style:parent-style-name="standard">
      <style:graphic-properties draw:stroke="dash" draw:stroke-dash="stroke-dash18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3.5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4.8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7.5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draw:stroke="dash" draw:stroke-dash="Dot" svg:stroke-width="0.18cm" svg:stroke-color="#808080" draw:marker-start="Arrowheads_20_1" draw:marker-start-width="0.34cm" draw:marker-end="Arrowheads_20_2" draw:marker-end-width="0.34cm" draw:stroke-linejoin="bevel" svg:stroke-linecap="butt" draw:fill="none" fo:padding-top="0.09cm" fo:padding-bottom="0.09cm" fo:padding-left="0.09cm" fo:padding-right="0.09cm"/>
    </style:style>
    <style:style style:name="P1" style:family="paragraph">
      <loext:graphic-properties draw:fill="solid" draw:fill-color="#5c5ae1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size="18pt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solid" draw:fill-color="#999999"/>
      <style:paragraph-properties fo:text-align="start" style:writing-mode="lr-tb"/>
      <style:text-properties fo:font-size="11.1999998092651pt" fo:font-style="italic" fo:font-weight="bold" style:font-size-asian="11.1999998092651pt" style:font-style-asian="italic" style:font-size-complex="11.1999998092651pt" style:font-style-complex="italic"/>
    </style:style>
    <style:style style:name="P6" style:family="paragraph">
      <loext:graphic-properties draw:fill="solid" draw:fill-color="#57f55f"/>
    </style:style>
    <style:style style:name="P7" style:family="paragraph">
      <loext:graphic-properties draw:fill="solid" draw:fill-color="#f08058"/>
    </style:style>
    <style:style style:name="P8" style:family="paragraph">
      <loext:graphic-properties draw:fill="solid" draw:fill-color="#f10d0c"/>
    </style:style>
    <style:style style:name="P9" style:family="paragraph">
      <loext:graphic-properties draw:fill="solid" draw:fill-color="#ffd428"/>
    </style:style>
    <style:style style:name="P10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fo:font-size="11.1999998092651pt" style:font-size-asian="11.1999998092651pt" style:font-size-complex="11.1999998092651pt"/>
    </style:style>
    <style:style style:name="P12" style:family="paragraph">
      <loext:graphic-properties draw:fill="none"/>
      <style:paragraph-properties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3" style:family="paragraph">
      <loext:graphic-properties draw:fill="solid" draw:fill-color="#999999"/>
      <style:paragraph-properties fo:text-align="start" style:writing-mode="lr-tb"/>
      <style:text-properties fo:color="#808080" loext:opacity="100%" fo:font-size="11.1999998092651pt" fo:font-style="italic" fo:font-weight="bold" style:font-size-asian="11.1999998092651pt" style:font-style-asian="italic" style:font-size-complex="11.1999998092651pt" style:font-style-complex="italic"/>
    </style:style>
    <style:style style:name="T1" style:family="text">
      <style:text-properties style:font-name="Arial1" fo:font-size="18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 style:font-name="Arimo" fo:font-size="11.1999998092651pt" fo:font-style="italic" fo:font-weight="bold" style:font-size-asian="11.1999998092651pt" style:font-style-asian="italic" style:font-weight-asian="normal" style:font-name-complex="Arimo" style:font-size-complex="11.1999998092651pt" style:font-style-complex="italic" style:font-weight-complex="normal"/>
    </style:style>
    <style:style style:name="T3" style:family="text">
      <style:text-properties fo:color="#000000" loext:opacity="100%" style:font-name="Arimo" fo:font-size="11.1999998092651pt" fo:font-weight="bold" style:font-size-asian="11.1999998092651pt" style:font-weight-asian="bold" style:font-name-complex="Arimo" style:font-size-complex="11.1999998092651pt" style:font-weight-complex="bold"/>
    </style:style>
    <style:style style:name="T4" style:family="text">
      <style:text-properties fo:color="#000000" loext:opacity="100%" style:font-name="Arimo" fo:font-size="11.1999998092651pt" fo:font-weight="bold" style:font-size-asian="11.1999998092651pt" style:font-weight-asian="normal" style:font-name-complex="Arimo" style:font-size-complex="11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249cm" svg:height="0.621cm" svg:x="4.95cm" svg:y="10.7cm" svg:viewBox="0 0 9250 622" draw:points="0,0 9250,0 9250,622 0,622">
          <text:p/>
        </draw:polygon>
        <draw:polygon draw:style-name="gr2" draw:text-style-name="P2" draw:layer="layout" svg:width="0cm" svg:height="0cm" svg:x="3.309cm" svg:y="22.95cm" svg:viewBox="0 0 0 0" draw:points="0,0">
          <text:p/>
        </draw:polygon>
        <draw:polygon draw:style-name="gr3" draw:text-style-name="P2" draw:layer="layout" svg:width="0cm" svg:height="0cm" svg:x="3.309cm" svg:y="22.95cm" svg:viewBox="0 0 0 0" draw:points="0,0">
          <text:p/>
        </draw:polygon>
        <draw:frame draw:style-name="gr4" draw:text-style-name="P3" draw:layer="layout" svg:width="7cm" svg:height="0.884cm" svg:x="0.2cm" svg:y="4.566cm">
          <draw:text-box>
            <text:p><text:span text:style-name="T1">b) Merge result</text:span></text:p>
          </draw:text-box>
        </draw:frame>
        <draw:frame draw:style-name="gr5" draw:text-style-name="P3" draw:layer="layout" svg:width="9.973cm" svg:height="1.423cm" svg:x="0.2cm" svg:y="0.027cm">
          <draw:text-box>
            <text:p><text:span text:style-name="T1">a) Starting delimitation</text:span></text:p>
          </draw:text-box>
        </draw:frame>
        <draw:frame draw:style-name="gr6" draw:text-style-name="P5" draw:layer="layout" svg:width="1.778cm" svg:height="0.442cm" svg:x="12.379cm" svg:y="10.758cm">
          <draw:text-box>
            <text:p text:style-name="P4"><text:span text:style-name="T2">Southern</text:span></text:p>
          </draw:text-box>
        </draw:frame>
        <draw:polygon draw:style-name="gr1" draw:text-style-name="P1" draw:layer="layout" svg:width="9.249cm" svg:height="0.621cm" svg:x="4.977cm" svg:y="1.078cm" svg:viewBox="0 0 9250 622" draw:points="0,0 9250,0 9250,622 0,622">
          <text:p/>
        </draw:polygon>
        <draw:polygon draw:style-name="gr7" draw:text-style-name="P6" draw:layer="layout" svg:width="9.249cm" svg:height="0.621cm" svg:x="4.977cm" svg:y="1.7cm" svg:viewBox="0 0 9250 622" draw:points="0,0 9250,0 9250,622 0,622">
          <text:p/>
        </draw:polygon>
        <draw:polygon draw:style-name="gr8" draw:text-style-name="P7" draw:layer="layout" svg:width="8.499cm" svg:height="0.62cm" svg:x="5.727cm" svg:y="2.329cm" svg:viewBox="0 0 8500 621" draw:points="0,0 8500,0 8500,621 0,621">
          <text:p/>
        </draw:polygon>
        <draw:polygon draw:style-name="gr9" draw:text-style-name="P8" draw:layer="layout" svg:width="8.499cm" svg:height="0.621cm" svg:x="5.727cm" svg:y="2.95cm" svg:viewBox="0 0 8500 622" draw:points="0,0 8500,0 8500,622 0,622">
          <text:p/>
        </draw:polygon>
        <draw:polygon draw:style-name="gr10" draw:text-style-name="P9" draw:layer="layout" svg:width="9.745cm" svg:height="0.621cm" svg:x="4.481cm" svg:y="3.578cm" svg:viewBox="0 0 9746 622" draw:points="0,0 9746,0 9746,622 0,622">
          <text:p/>
        </draw:polygon>
        <draw:line draw:style-name="gr3" draw:text-style-name="P2" draw:layer="layout" svg:x1="1.227cm" svg:y1="1.673cm" svg:x2="1.227cm" svg:y2="3.465cm">
          <text:p/>
        </draw:line>
        <draw:polygon draw:style-name="gr11" draw:text-style-name="P2" draw:layer="layout" svg:width="0cm" svg:height="0cm" svg:x="1.704cm" svg:y="2.319cm" svg:viewBox="0 0 0 0" draw:points="0,0">
          <text:p/>
        </draw:polygon>
        <draw:polygon draw:style-name="gr3" draw:text-style-name="P2" draw:layer="layout" svg:width="0cm" svg:height="0cm" svg:x="1.704cm" svg:y="2.319cm" svg:viewBox="0 0 0 0" draw:points="0,0">
          <text:p/>
        </draw:polygon>
        <draw:line draw:style-name="gr3" draw:text-style-name="P2" draw:layer="layout" svg:x1="4.967cm" svg:y1="1.363cm" svg:x2="4.967cm" svg:y2="2.068cm">
          <text:p/>
        </draw:line>
        <draw:line draw:style-name="gr11" draw:text-style-name="P2" draw:layer="layout" svg:x1="4.082cm" svg:y1="1.716cm" svg:x2="3.997cm" svg:y2="1.716cm">
          <text:p/>
        </draw:line>
        <draw:line draw:style-name="gr3" draw:text-style-name="P2" draw:layer="layout" svg:x1="1.253cm" svg:y1="1.716cm" svg:x2="4.993cm" svg:y2="1.716cm">
          <text:p/>
        </draw:line>
        <draw:polygon draw:style-name="gr11" draw:text-style-name="P2" draw:layer="layout" svg:width="0cm" svg:height="0cm" svg:x="6.42cm" svg:y="1.405cm" svg:viewBox="0 0 0 0" draw:points="0,0">
          <text:p/>
        </draw:polygon>
        <draw:line draw:style-name="gr3" draw:text-style-name="P2" draw:layer="layout" svg:x1="4.993cm" svg:y1="1.405cm" svg:x2="6.42cm" svg:y2="1.405cm">
          <text:p/>
        </draw:line>
        <draw:frame draw:style-name="gr12" draw:text-style-name="P10" draw:layer="layout" svg:width="3.503cm" svg:height="0.883cm" svg:x="6.477cm" svg:y="1.2cm">
          <draw:text-box>
            <text:p text:style-name="P4"><text:span text:style-name="T3">giraffa+angolensis</text:span></text:p>
          </draw:text-box>
        </draw:frame>
        <draw:polygon draw:style-name="gr11" draw:text-style-name="P2" draw:layer="layout" svg:width="0cm" svg:height="0cm" svg:x="6.42cm" svg:y="2.026cm" svg:viewBox="0 0 0 0" draw:points="0,0">
          <text:p/>
        </draw:polygon>
        <draw:line draw:style-name="gr3" draw:text-style-name="P2" draw:layer="layout" svg:x1="4.993cm" svg:y1="2.026cm" svg:x2="6.42cm" svg:y2="2.026cm">
          <text:p/>
        </draw:line>
        <draw:frame draw:style-name="gr13" draw:text-style-name="P11" draw:layer="layout" svg:width="4.806cm" svg:height="1.324cm" svg:x="6.477cm" svg:y="1.876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4.448cm" svg:y1="2.915cm" svg:x2="4.448cm" svg:y2="3.931cm">
          <text:p/>
        </draw:line>
        <draw:line draw:style-name="gr3" draw:text-style-name="P2" draw:layer="layout" svg:x1="1.2cm" svg:y1="3.45cm" svg:x2="4.477cm" svg:y2="3.45cm">
          <text:p/>
        </draw:line>
        <draw:line draw:style-name="gr3" draw:text-style-name="P2" draw:layer="layout" svg:x1="5.708cm" svg:y1="2.605cm" svg:x2="5.708cm" svg:y2="3.31cm">
          <text:p/>
        </draw:line>
        <draw:line draw:style-name="gr11" draw:text-style-name="P2" draw:layer="layout" svg:x1="5.295cm" svg:y1="2.957cm" svg:x2="5.211cm" svg:y2="2.957cm">
          <text:p/>
        </draw:line>
        <draw:line draw:style-name="gr3" draw:text-style-name="P2" draw:layer="layout" svg:x1="4.474cm" svg:y1="2.957cm" svg:x2="5.734cm" svg:y2="2.957cm">
          <text:p/>
        </draw:line>
        <draw:polygon draw:style-name="gr11" draw:text-style-name="P2" draw:layer="layout" svg:width="0cm" svg:height="0cm" svg:x="6.42cm" svg:y="2.647cm" svg:viewBox="0 0 0 0" draw:points="0,0">
          <text:p/>
        </draw:polygon>
        <draw:line draw:style-name="gr3" draw:text-style-name="P2" draw:layer="layout" svg:x1="5.733cm" svg:y1="2.647cm" svg:x2="6.42cm" svg:y2="2.647cm">
          <text:p/>
        </draw:line>
        <draw:frame draw:style-name="gr14" draw:text-style-name="P11" draw:layer="layout" svg:width="7.529cm" svg:height="0.5cm" svg:x="6.477cm" svg:y="2.45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42cm" svg:y="3.268cm" svg:viewBox="0 0 0 0" draw:points="0,0">
          <text:p/>
        </draw:polygon>
        <draw:line draw:style-name="gr3" draw:text-style-name="P2" draw:layer="layout" svg:x1="5.733cm" svg:y1="3.268cm" svg:x2="6.42cm" svg:y2="3.268cm">
          <text:p/>
        </draw:line>
        <draw:frame draw:style-name="gr15" draw:text-style-name="P12" draw:layer="layout" svg:width="1.297cm" svg:height="0.442cm" svg:x="6.421cm" svg:y="3.052cm">
          <draw:text-box>
            <text:p text:style-name="P4"><text:span text:style-name="T3">peralta</text:span></text:p>
          </draw:text-box>
        </draw:frame>
        <draw:polygon draw:style-name="gr11" draw:text-style-name="P2" draw:layer="layout" svg:width="0cm" svg:height="0cm" svg:x="6.42cm" svg:y="3.889cm" svg:viewBox="0 0 0 0" draw:points="0,0">
          <text:p/>
        </draw:polygon>
        <draw:line draw:style-name="gr3" draw:text-style-name="P2" draw:layer="layout" svg:x1="4.474cm" svg:y1="3.889cm" svg:x2="6.42cm" svg:y2="3.889cm">
          <text:p/>
        </draw:line>
        <draw:frame draw:style-name="gr16" draw:text-style-name="P12" draw:layer="layout" svg:width="1.759cm" svg:height="0.442cm" svg:x="6.421cm" svg:y="3.673cm">
          <draw:text-box>
            <text:p text:style-name="P4"><text:span text:style-name="T3">reticulata</text:span></text:p>
          </draw:text-box>
        </draw:frame>
        <draw:polygon draw:style-name="gr1" draw:text-style-name="P1" draw:layer="layout" svg:width="9.249cm" svg:height="0.621cm" svg:x="4.977cm" svg:y="5.962cm" svg:viewBox="0 0 9250 622" draw:points="0,0 9250,0 9250,622 0,622">
          <text:p/>
        </draw:polygon>
        <draw:polygon draw:style-name="gr7" draw:text-style-name="P6" draw:layer="layout" svg:width="9.249cm" svg:height="0.621cm" svg:x="4.977cm" svg:y="6.584cm" svg:viewBox="0 0 9250 622" draw:points="0,0 9250,0 9250,622 0,622">
          <text:p/>
        </draw:polygon>
        <draw:polygon draw:style-name="gr8" draw:text-style-name="P7" draw:layer="layout" svg:width="8.499cm" svg:height="0.62cm" svg:x="5.727cm" svg:y="7.213cm" svg:viewBox="0 0 8500 621" draw:points="0,0 8500,0 8500,621 0,621">
          <text:p/>
        </draw:polygon>
        <draw:polygon draw:style-name="gr9" draw:text-style-name="P8" draw:layer="layout" svg:width="8.499cm" svg:height="0.621cm" svg:x="5.727cm" svg:y="7.834cm" svg:viewBox="0 0 8500 622" draw:points="0,0 8500,0 8500,622 0,622">
          <text:p/>
        </draw:polygon>
        <draw:polygon draw:style-name="gr10" draw:text-style-name="P9" draw:layer="layout" svg:width="9.745cm" svg:height="0.621cm" svg:x="4.481cm" svg:y="8.462cm" svg:viewBox="0 0 9746 622" draw:points="0,0 9746,0 9746,622 0,622">
          <text:p/>
        </draw:polygon>
        <draw:line draw:style-name="gr3" draw:text-style-name="P2" draw:layer="layout" svg:x1="1.227cm" svg:y1="6.557cm" svg:x2="1.227cm" svg:y2="8.349cm">
          <text:p/>
        </draw:line>
        <draw:polygon draw:style-name="gr11" draw:text-style-name="P2" draw:layer="layout" svg:width="0cm" svg:height="0cm" svg:x="1.704cm" svg:y="7.203cm" svg:viewBox="0 0 0 0" draw:points="0,0">
          <text:p/>
        </draw:polygon>
        <draw:polygon draw:style-name="gr3" draw:text-style-name="P2" draw:layer="layout" svg:width="0cm" svg:height="0cm" svg:x="1.704cm" svg:y="7.203cm" svg:viewBox="0 0 0 0" draw:points="0,0">
          <text:p/>
        </draw:polygon>
        <draw:line draw:style-name="gr3" draw:text-style-name="P2" draw:layer="layout" svg:x1="4.967cm" svg:y1="6.247cm" svg:x2="4.967cm" svg:y2="6.952cm">
          <text:p/>
        </draw:line>
        <draw:line draw:style-name="gr11" draw:text-style-name="P2" draw:layer="layout" svg:x1="4.082cm" svg:y1="6.6cm" svg:x2="3.997cm" svg:y2="6.6cm">
          <text:p/>
        </draw:line>
        <draw:line draw:style-name="gr3" draw:text-style-name="P2" draw:layer="layout" svg:x1="1.253cm" svg:y1="6.6cm" svg:x2="4.993cm" svg:y2="6.6cm">
          <text:p/>
        </draw:line>
        <draw:polygon draw:style-name="gr11" draw:text-style-name="P2" draw:layer="layout" svg:width="0cm" svg:height="0cm" svg:x="6.42cm" svg:y="6.289cm" svg:viewBox="0 0 0 0" draw:points="0,0">
          <text:p/>
        </draw:polygon>
        <draw:line draw:style-name="gr3" draw:text-style-name="P2" draw:layer="layout" svg:x1="4.993cm" svg:y1="6.289cm" svg:x2="6.42cm" svg:y2="6.289cm">
          <text:p/>
        </draw:line>
        <draw:frame draw:style-name="gr12" draw:text-style-name="P10" draw:layer="layout" svg:width="3.503cm" svg:height="0.883cm" svg:x="6.477cm" svg:y="6.084cm">
          <draw:text-box>
            <text:p text:style-name="P4"><text:span text:style-name="T3">giraffa+angolensis</text:span></text:p>
          </draw:text-box>
        </draw:frame>
        <draw:polygon draw:style-name="gr11" draw:text-style-name="P2" draw:layer="layout" svg:width="0cm" svg:height="0cm" svg:x="6.42cm" svg:y="6.91cm" svg:viewBox="0 0 0 0" draw:points="0,0">
          <text:p/>
        </draw:polygon>
        <draw:line draw:style-name="gr3" draw:text-style-name="P2" draw:layer="layout" svg:x1="4.993cm" svg:y1="6.91cm" svg:x2="6.42cm" svg:y2="6.91cm">
          <text:p/>
        </draw:line>
        <draw:frame draw:style-name="gr13" draw:text-style-name="P11" draw:layer="layout" svg:width="4.806cm" svg:height="1.324cm" svg:x="6.477cm" svg:y="6.76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4.448cm" svg:y1="7.799cm" svg:x2="4.448cm" svg:y2="8.815cm">
          <text:p/>
        </draw:line>
        <draw:line draw:style-name="gr3" draw:text-style-name="P2" draw:layer="layout" svg:x1="1.2cm" svg:y1="8.334cm" svg:x2="4.477cm" svg:y2="8.334cm">
          <text:p/>
        </draw:line>
        <draw:line draw:style-name="gr3" draw:text-style-name="P2" draw:layer="layout" svg:x1="5.708cm" svg:y1="7.489cm" svg:x2="5.708cm" svg:y2="8.194cm">
          <text:p/>
        </draw:line>
        <draw:line draw:style-name="gr11" draw:text-style-name="P2" draw:layer="layout" svg:x1="5.295cm" svg:y1="7.841cm" svg:x2="5.211cm" svg:y2="7.841cm">
          <text:p/>
        </draw:line>
        <draw:line draw:style-name="gr3" draw:text-style-name="P2" draw:layer="layout" svg:x1="4.474cm" svg:y1="7.841cm" svg:x2="5.734cm" svg:y2="7.841cm">
          <text:p/>
        </draw:line>
        <draw:polygon draw:style-name="gr11" draw:text-style-name="P2" draw:layer="layout" svg:width="0cm" svg:height="0cm" svg:x="6.42cm" svg:y="7.531cm" svg:viewBox="0 0 0 0" draw:points="0,0">
          <text:p/>
        </draw:polygon>
        <draw:line draw:style-name="gr3" draw:text-style-name="P2" draw:layer="layout" svg:x1="5.733cm" svg:y1="7.531cm" svg:x2="6.42cm" svg:y2="7.531cm">
          <text:p/>
        </draw:line>
        <draw:frame draw:style-name="gr14" draw:text-style-name="P11" draw:layer="layout" svg:width="7.529cm" svg:height="0.5cm" svg:x="6.477cm" svg:y="7.334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42cm" svg:y="8.152cm" svg:viewBox="0 0 0 0" draw:points="0,0">
          <text:p/>
        </draw:polygon>
        <draw:line draw:style-name="gr3" draw:text-style-name="P2" draw:layer="layout" svg:x1="5.733cm" svg:y1="8.152cm" svg:x2="6.42cm" svg:y2="8.152cm">
          <text:p/>
        </draw:line>
        <draw:frame draw:style-name="gr15" draw:text-style-name="P12" draw:layer="layout" svg:width="1.297cm" svg:height="0.442cm" svg:x="6.477cm" svg:y="7.936cm">
          <draw:text-box>
            <text:p text:style-name="P4"><text:span text:style-name="T3">peralta</text:span></text:p>
          </draw:text-box>
        </draw:frame>
        <draw:polygon draw:style-name="gr11" draw:text-style-name="P2" draw:layer="layout" svg:width="0cm" svg:height="0cm" svg:x="6.42cm" svg:y="8.773cm" svg:viewBox="0 0 0 0" draw:points="0,0">
          <text:p/>
        </draw:polygon>
        <draw:line draw:style-name="gr3" draw:text-style-name="P2" draw:layer="layout" svg:x1="4.474cm" svg:y1="8.773cm" svg:x2="6.42cm" svg:y2="8.773cm">
          <text:p/>
        </draw:line>
        <draw:frame draw:style-name="gr16" draw:text-style-name="P12" draw:layer="layout" svg:width="1.759cm" svg:height="0.442cm" svg:x="6.477cm" svg:y="8.557cm">
          <draw:text-box>
            <text:p text:style-name="P4"><text:span text:style-name="T3">reticulata</text:span></text:p>
          </draw:text-box>
        </draw:frame>
        <draw:frame draw:style-name="gr17" draw:text-style-name="P3" draw:layer="layout" svg:width="6.618cm" svg:height="2.134cm" svg:x="0.2cm" svg:y="9.566cm">
          <draw:text-box>
            <text:p><text:span text:style-name="T1">c) Split result</text:span></text:p>
          </draw:text-box>
        </draw:frame>
        <draw:polygon draw:style-name="gr7" draw:text-style-name="P6" draw:layer="layout" svg:width="9.249cm" svg:height="0.621cm" svg:x="4.95cm" svg:y="11.322cm" svg:viewBox="0 0 9250 622" draw:points="0,0 9250,0 9250,622 0,622">
          <text:p/>
        </draw:polygon>
        <draw:polygon draw:style-name="gr10" draw:text-style-name="P9" draw:layer="layout" svg:width="7.999cm" svg:height="1.998cm" svg:x="6.2cm" svg:y="11.951cm" svg:viewBox="0 0 8000 1999" draw:points="0,0 8000,0 8000,1999 0,1999">
          <text:p/>
        </draw:polygon>
        <draw:line draw:style-name="gr3" draw:text-style-name="P2" draw:layer="layout" svg:x1="1.2cm" svg:y1="11.295cm" svg:x2="1.2cm" svg:y2="13.087cm">
          <text:p/>
        </draw:line>
        <draw:polygon draw:style-name="gr11" draw:text-style-name="P2" draw:layer="layout" svg:width="0cm" svg:height="0cm" svg:x="1.677cm" svg:y="11.941cm" svg:viewBox="0 0 0 0" draw:points="0,0">
          <text:p/>
        </draw:polygon>
        <draw:polygon draw:style-name="gr3" draw:text-style-name="P2" draw:layer="layout" svg:width="0cm" svg:height="0cm" svg:x="1.677cm" svg:y="11.941cm" svg:viewBox="0 0 0 0" draw:points="0,0">
          <text:p/>
        </draw:polygon>
        <draw:line draw:style-name="gr3" draw:text-style-name="P2" draw:layer="layout" svg:x1="4.94cm" svg:y1="10.985cm" svg:x2="4.94cm" svg:y2="11.69cm">
          <text:p/>
        </draw:line>
        <draw:line draw:style-name="gr11" draw:text-style-name="P2" draw:layer="layout" svg:x1="4.055cm" svg:y1="11.338cm" svg:x2="3.97cm" svg:y2="11.338cm">
          <text:p/>
        </draw:line>
        <draw:line draw:style-name="gr3" draw:text-style-name="P2" draw:layer="layout" svg:x1="1.226cm" svg:y1="11.338cm" svg:x2="4.966cm" svg:y2="11.338cm">
          <text:p/>
        </draw:line>
        <draw:polygon draw:style-name="gr11" draw:text-style-name="P2" draw:layer="layout" svg:width="0cm" svg:height="0cm" svg:x="6.393cm" svg:y="11.027cm" svg:viewBox="0 0 0 0" draw:points="0,0">
          <text:p/>
        </draw:polygon>
        <draw:line draw:style-name="gr3" draw:text-style-name="P2" draw:layer="layout" svg:x1="4.966cm" svg:y1="11.027cm" svg:x2="6.393cm" svg:y2="11.027cm">
          <text:p/>
        </draw:line>
        <draw:frame draw:style-name="gr12" draw:text-style-name="P10" draw:layer="layout" svg:width="3.503cm" svg:height="0.883cm" svg:x="6.45cm" svg:y="10.822cm">
          <draw:text-box>
            <text:p text:style-name="P4"><text:span text:style-name="T3">giraffa+angolensis</text:span></text:p>
          </draw:text-box>
        </draw:frame>
        <draw:polygon draw:style-name="gr11" draw:text-style-name="P2" draw:layer="layout" svg:width="0cm" svg:height="0cm" svg:x="6.393cm" svg:y="11.648cm" svg:viewBox="0 0 0 0" draw:points="0,0">
          <text:p/>
        </draw:polygon>
        <draw:line draw:style-name="gr3" draw:text-style-name="P2" draw:layer="layout" svg:x1="4.966cm" svg:y1="11.648cm" svg:x2="6.393cm" svg:y2="11.648cm">
          <text:p/>
        </draw:line>
        <draw:frame draw:style-name="gr13" draw:text-style-name="P11" draw:layer="layout" svg:width="4.806cm" svg:height="1.324cm" svg:x="6.45cm" svg:y="11.498cm">
          <draw:text-box>
            <text:p text:style-name="P4"><text:span text:style-name="T4">tippelskirchi+thornicrofti</text:span></text:p>
          </draw:text-box>
        </draw:frame>
        <draw:line draw:style-name="gr3" draw:text-style-name="P2" draw:layer="layout" svg:x1="1.173cm" svg:y1="13.072cm" svg:x2="6.2cm" svg:y2="13.072cm">
          <text:p/>
        </draw:line>
        <draw:polygon draw:style-name="gr11" draw:text-style-name="P2" draw:layer="layout" svg:width="0cm" svg:height="0cm" svg:x="6.393cm" svg:y="12.269cm" svg:viewBox="0 0 0 0" draw:points="0,0">
          <text:p/>
        </draw:polygon>
        <draw:frame draw:style-name="gr14" draw:text-style-name="P11" draw:layer="layout" svg:width="7.529cm" svg:height="0.5cm" svg:x="6.45cm" svg:y="12.072cm">
          <draw:text-box>
            <text:p text:style-name="P4"><text:span text:style-name="T4">camelopardalis+rothschildi+antiquorum</text:span></text:p>
          </draw:text-box>
        </draw:frame>
        <draw:polygon draw:style-name="gr11" draw:text-style-name="P2" draw:layer="layout" svg:width="0cm" svg:height="0cm" svg:x="6.393cm" svg:y="12.89cm" svg:viewBox="0 0 0 0" draw:points="0,0">
          <text:p/>
        </draw:polygon>
        <draw:frame draw:style-name="gr15" draw:text-style-name="P12" draw:layer="layout" svg:width="1.297cm" svg:height="0.442cm" svg:x="6.45cm" svg:y="12.674cm">
          <draw:text-box>
            <text:p text:style-name="P4"><text:span text:style-name="T3">peralta</text:span></text:p>
          </draw:text-box>
        </draw:frame>
        <draw:polygon draw:style-name="gr11" draw:text-style-name="P2" draw:layer="layout" svg:width="0cm" svg:height="0cm" svg:x="6.393cm" svg:y="13.511cm" svg:viewBox="0 0 0 0" draw:points="0,0">
          <text:p/>
        </draw:polygon>
        <draw:frame draw:style-name="gr16" draw:text-style-name="P12" draw:layer="layout" svg:width="1.759cm" svg:height="0.442cm" svg:x="6.447cm" svg:y="13.295cm">
          <draw:text-box>
            <text:p text:style-name="P4"><text:span text:style-name="T3">reticulata</text:span></text:p>
          </draw:text-box>
        </draw:frame>
        <draw:frame draw:style-name="gr6" draw:text-style-name="P5" draw:layer="layout" svg:width="1.778cm" svg:height="0.442cm" svg:x="12.379cm" svg:y="11.45cm">
          <draw:text-box>
            <text:p text:style-name="P4"><text:span text:style-name="T2">Eastern</text:span></text:p>
          </draw:text-box>
        </draw:frame>
        <draw:frame draw:style-name="gr6" draw:text-style-name="P13" draw:layer="layout" svg:width="1.778cm" svg:height="0.442cm" svg:x="12.422cm" svg:y="13.45cm">
          <draw:text-box>
            <text:p text:style-name="P4"><text:span text:style-name="T2">Northern</text:span></text:p>
          </draw:text-box>
        </draw:frame>
        <draw:line draw:style-name="gr18" draw:text-style-name="P2" draw:layer="layout" svg:x1="5.2cm" svg:y1="2.026cm" svg:x2="5.2cm" svg:y2="3.905cm">
          <text:p/>
        </draw:line>
        <draw:line draw:style-name="gr18" draw:text-style-name="P2" draw:layer="layout" svg:x1="6.082cm" svg:y1="2.647cm" svg:x2="6.082cm" svg:y2="3.906cm">
          <text:p/>
        </draw:line>
        <draw:frame draw:style-name="gr6" draw:text-style-name="P5" draw:layer="layout" svg:width="1.778cm" svg:height="0.442cm" svg:x="12.422cm" svg:y="6.018cm">
          <draw:text-box>
            <text:p text:style-name="P4"><text:span text:style-name="T2">Southern</text:span></text:p>
          </draw:text-box>
        </draw:frame>
        <draw:frame draw:style-name="gr6" draw:text-style-name="P5" draw:layer="layout" svg:width="1.778cm" svg:height="0.442cm" svg:x="12.422cm" svg:y="6.71cm">
          <draw:text-box>
            <text:p text:style-name="P4"><text:span text:style-name="T2">Easter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mo" svg:font-family="Arimo"/>
    <style:font-face style:name="Arimo1" svg:font-family="Arimo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Dot" draw:style="rect" draw:dots1="1" draw:dots1-length="100%" draw:distance="100%"/>
    <draw:stroke-dash draw:name="stroke-dash18" draw:style="rect" draw:dots1="1" draw:dots1-length="0.084cm" draw:distance="0.169cm"/>
    <draw:stroke-dash draw:name="stroke-dash25" draw:style="rect" draw:dots1="1" draw:dots1-length="0.084cm" draw:distance="0.16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4T13:08:24.345290869</dc:date>
    <meta:editing-duration>PT2H17M24S</meta:editing-duration>
    <meta:editing-cycles>16</meta:editing-cycles>
    <meta:generator>LibreOffice/7.3.7.2$Linux_X86_64 LibreOffice_project/30$Build-2</meta:generator>
    <meta:document-statistic meta:object-count="96"/>
  </office:meta>
</office:document-meta>
</file>